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1.1472in"/>
    </style:style>
    <style:style style:name="co8" style:family="table-column">
      <style:table-column-properties fo:break-before="auto" style:column-width="1.2866in"/>
    </style:style>
    <style:style style:name="co9" style:family="table-column">
      <style:table-column-properties fo:break-before="auto" style:column-width="1.3291in"/>
    </style:style>
    <style:style style:name="co10" style:family="table-column">
      <style:table-column-properties fo:break-before="auto" style:column-width="1.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e1617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81"/>
    <style:style style:name="ce4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 style:data-style-name="N81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Original tabl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67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Mode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R00</text:p>
          </table:table-cell>
          <table:table-cell table:style-name="Default" office:value-type="float" office:value="1.7" calcext:value-type="float">
            <text:p>1.7</text:p>
          </table:table-cell>
          <table:table-cell table:style-name="Default" office:value-type="float" office:value="1.9" calcext:value-type="float">
            <text:p>1.9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1.54592984" calcext:value-type="float">
            <text:p>1.54592984</text:p>
          </table:table-cell>
          <table:table-cell table:style-name="Default" office:value-type="float" office:value="1.7" calcext:value-type="float">
            <text:p>1.7</text:p>
          </table:table-cell>
          <table:table-cell table:style-name="Default" office:value-type="float" office:value="1.9" calcext:value-type="float">
            <text:p>1.9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1.54592984" calcext:value-type="float">
            <text:p>1.54592984</text:p>
          </table:table-cell>
          <table:table-cell table:style-name="Default" office:value-type="float" office:value="1.7" calcext:value-type="float">
            <text:p>1.7</text:p>
          </table:table-cell>
          <table:table-cell table:style-name="Default" office:value-type="float" office:value="1.9" calcext:value-type="float">
            <text:p>1.9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1.54592984" calcext:value-type="float">
            <text:p>1.54592984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R01</text:p>
          </table:table-cell>
          <table:table-cell table:style-name="Default" office:value-type="float" office:value="1.7" calcext:value-type="float">
            <text:p>1.7</text:p>
          </table:table-cell>
          <table:table-cell table:style-name="Default" office:value-type="float" office:value="1.9" calcext:value-type="float">
            <text:p>1.9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1.54592984" calcext:value-type="float">
            <text:p>1.54592984</text:p>
          </table:table-cell>
          <table:table-cell table:style-name="Default" office:value-type="float" office:value="1.7" calcext:value-type="float">
            <text:p>1.7</text:p>
          </table:table-cell>
          <table:table-cell table:style-name="Default" office:value-type="float" office:value="1.9" calcext:value-type="float">
            <text:p>1.9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1.54592984" calcext:value-type="float">
            <text:p>1.54592984</text:p>
          </table:table-cell>
          <table:table-cell table:style-name="Default" office:value-type="float" office:value="1.7" calcext:value-type="float">
            <text:p>1.7</text:p>
          </table:table-cell>
          <table:table-cell table:style-name="Default" office:value-type="float" office:value="1.9" calcext:value-type="float">
            <text:p>1.9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1.54592984" calcext:value-type="float">
            <text:p>1.54592984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R1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83039397" calcext:value-type="float">
            <text:p>1.83039397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83039397" calcext:value-type="float">
            <text:p>1.83039397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83039397" calcext:value-type="float">
            <text:p>1.83039397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R1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83039397" calcext:value-type="float">
            <text:p>1.83039397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83039397" calcext:value-type="float">
            <text:p>1.83039397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83039397" calcext:value-type="float">
            <text:p>1.83039397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C01</text:p>
          </table:table-cell>
          <table:table-cell table:style-name="ce3" office:value-type="float" office:value="-4.38524414" calcext:value-type="float">
            <text:p>-4.39E+00</text:p>
          </table:table-cell>
          <table:table-cell table:style-name="ce3" office:value-type="float" office:value="-5.72220536" calcext:value-type="float">
            <text:p>-5.72E+00</text:p>
          </table:table-cell>
          <table:table-cell table:style-name="ce3" office:value-type="float" office:value="-7.00250932" calcext:value-type="float">
            <text:p>-7.00E+00</text:p>
          </table:table-cell>
          <table:table-cell table:style-name="ce3" office:value-type="float" office:value="-8.22926713" calcext:value-type="float">
            <text:p>-8.23E+00</text:p>
          </table:table-cell>
          <table:table-cell table:style-name="ce3" office:value-type="float" office:value="-5.27518671" calcext:value-type="float">
            <text:p>-5.28E+00</text:p>
          </table:table-cell>
          <table:table-cell table:style-name="ce3" office:value-type="float" office:value="-5.11051122" calcext:value-type="float">
            <text:p>-5.11E+00</text:p>
          </table:table-cell>
          <table:table-cell table:style-name="ce3" office:value-type="float" office:value="-5.15205193" calcext:value-type="float">
            <text:p>-5.15E+00</text:p>
          </table:table-cell>
          <table:table-cell table:style-name="ce3" office:value-type="float" office:value="-5.24089036" calcext:value-type="float">
            <text:p>-5.24E+00</text:p>
          </table:table-cell>
          <table:table-cell table:style-name="ce3" office:value-type="float" office:value="-5.34645335" calcext:value-type="float">
            <text:p>-5.35E+00</text:p>
          </table:table-cell>
          <table:table-cell table:style-name="ce3" office:value-type="float" office:value="-5.1460817" calcext:value-type="float">
            <text:p>-5.15E+00</text:p>
          </table:table-cell>
          <table:table-cell table:style-name="ce3" office:value-type="float" office:value="-5.11424764" calcext:value-type="float">
            <text:p>-5.11E+00</text:p>
          </table:table-cell>
          <table:table-cell table:style-name="ce3" office:value-type="float" office:value="-5.08230349" calcext:value-type="float">
            <text:p>-5.08E+00</text:p>
          </table:table-cell>
          <table:table-cell table:style-name="ce3" office:value-type="float" office:value="-5.03452047" calcext:value-type="float">
            <text:p>-5.03E+00</text:p>
          </table:table-cell>
          <table:table-cell table:style-name="ce3" office:value-type="float" office:value="-5.03178655" calcext:value-type="float">
            <text:p>-5.03E+00</text:p>
          </table:table-cell>
          <table:table-cell table:style-name="ce3" office:value-type="float" office:value="-5.12268575" calcext:value-type="float">
            <text:p>-5.12E+00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C10</text:p>
          </table:table-cell>
          <table:table-cell table:style-name="ce3" office:value-type="float" office:value="-8.00783936" calcext:value-type="float">
            <text:p>-8.01E+00</text:p>
          </table:table-cell>
          <table:table-cell table:style-name="ce3" office:value-type="float" office:value="-9.3439209" calcext:value-type="float">
            <text:p>-9.34E+00</text:p>
          </table:table-cell>
          <table:table-cell table:style-name="ce3" office:value-type="float" office:value="-10.77341" calcext:value-type="float">
            <text:p>-1.08E+01</text:p>
          </table:table-cell>
          <table:table-cell table:style-name="ce3" office:value-type="float" office:value="-12.2993164" calcext:value-type="float">
            <text:p>-1.23E+01</text:p>
          </table:table-cell>
          <table:table-cell table:style-name="ce3" office:value-type="float" office:value="-7.0404008" calcext:value-type="float">
            <text:p>-7.04E+00</text:p>
          </table:table-cell>
          <table:table-cell table:style-name="ce3" office:value-type="float" office:value="-4.22732988" calcext:value-type="float">
            <text:p>-4.23E+00</text:p>
          </table:table-cell>
          <table:table-cell table:style-name="ce3" office:value-type="float" office:value="-4.86213195" calcext:value-type="float">
            <text:p>-4.86E+00</text:p>
          </table:table-cell>
          <table:table-cell table:style-name="ce3" office:value-type="float" office:value="-1.47490885" calcext:value-type="float">
            <text:p>-1.47E+00</text:p>
          </table:table-cell>
          <table:table-cell table:style-name="ce3" office:value-type="float" office:value="-4.42765927" calcext:value-type="float">
            <text:p>-4.43E+00</text:p>
          </table:table-cell>
          <table:table-cell table:style-name="ce3" office:value-type="float" office:value="-5.644309" calcext:value-type="float">
            <text:p>-5.64E+00</text:p>
          </table:table-cell>
          <table:table-cell table:style-name="ce3" office:value-type="float" office:value="-4.25743601" calcext:value-type="float">
            <text:p>-4.26E+00</text:p>
          </table:table-cell>
          <table:table-cell table:style-name="ce3" office:value-type="float" office:value="-4.73602278" calcext:value-type="float">
            <text:p>-4.74E+00</text:p>
          </table:table-cell>
          <table:table-cell table:style-name="ce3" office:value-type="float" office:value="-0.822959678" calcext:value-type="float">
            <text:p>-8.23E-01</text:p>
          </table:table-cell>
          <table:table-cell table:style-name="ce3" office:value-type="float" office:value="-3.76510267" calcext:value-type="float">
            <text:p>-3.77E+00</text:p>
          </table:table-cell>
          <table:table-cell table:style-name="ce3" office:value-type="float" office:value="-5.69749961" calcext:value-type="float">
            <text:p>-5.70E+00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C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3" office:value-type="float" office:value="-1.12720036" calcext:value-type="float">
            <text:p>-1.13E+00</text:p>
          </table:table-cell>
          <table:table-cell table:style-name="ce3" office:value-type="float" office:value="-1.82744818" calcext:value-type="float">
            <text:p>-1.83E+00</text:p>
          </table:table-cell>
          <table:table-cell table:style-name="ce3" office:value-type="float" office:value="-4.12069851" calcext:value-type="float">
            <text:p>-4.12E+00</text:p>
          </table:table-cell>
          <table:table-cell table:style-name="ce3" office:value-type="float" office:value="-4.83330518" calcext:value-type="float">
            <text:p>-4.83E+00</text:p>
          </table:table-cell>
          <table:table-cell table:style-name="ce3" office:value-type="float" office:value="-0.938734989" calcext:value-type="float">
            <text:p>-9.39E-01</text:p>
          </table:table-cell>
          <table:table-cell table:style-name="ce3" office:value-type="float" office:value="-1.16115293" calcext:value-type="float">
            <text:p>-1.16E+00</text:p>
          </table:table-cell>
          <table:table-cell table:style-name="ce3" office:value-type="float" office:value="-1.85257187" calcext:value-type="float">
            <text:p>-1.85E+00</text:p>
          </table:table-cell>
          <table:table-cell table:style-name="ce3" office:value-type="float" office:value="-5.66863913" calcext:value-type="float">
            <text:p>-5.67E+00</text:p>
          </table:table-cell>
          <table:table-cell table:style-name="ce3" office:value-type="float" office:value="-7.77131493" calcext:value-type="float">
            <text:p>-7.77E+00</text:p>
          </table:table-cell>
          <table:table-cell table:style-name="ce3" office:value-type="float" office:value="-0.953469705" calcext:value-type="float">
            <text:p>-9.53E-01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C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3" office:value-type="float" office:value="0.909366063" calcext:value-type="float">
            <text:p>9.09E-01</text:p>
          </table:table-cell>
          <table:table-cell table:style-name="ce3" office:value-type="float" office:value="1.14092429" calcext:value-type="float">
            <text:p>1.14E+00</text:p>
          </table:table-cell>
          <table:table-cell table:style-name="ce3" office:value-type="float" office:value="2.51441807" calcext:value-type="float">
            <text:p>2.51E+00</text:p>
          </table:table-cell>
          <table:table-cell table:style-name="ce3" office:value-type="float" office:value="1.43873251" calcext:value-type="float">
            <text:p>1.44E+00</text:p>
          </table:table-cell>
          <table:table-cell table:style-name="ce3" office:value-type="float" office:value="0.483260368" calcext:value-type="float">
            <text:p>4.83E-01</text:p>
          </table:table-cell>
          <table:table-cell table:style-name="ce3" office:value-type="float" office:value="0.903010818" calcext:value-type="float">
            <text:p>9.03E-01</text:p>
          </table:table-cell>
          <table:table-cell table:style-name="ce3" office:value-type="float" office:value="1.1571492" calcext:value-type="float">
            <text:p>1.16E+00</text:p>
          </table:table-cell>
          <table:table-cell table:style-name="ce3" office:value-type="float" office:value="1.93156537" calcext:value-type="float">
            <text:p>1.93E+00</text:p>
          </table:table-cell>
          <table:table-cell table:style-name="ce3" office:value-type="float" office:value="1.44559465" calcext:value-type="float">
            <text:p>1.45E+00</text:p>
          </table:table-cell>
          <table:table-cell table:style-name="ce3" office:value-type="float" office:value="0.475392426" calcext:value-type="float">
            <text:p>4.75E-01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C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3" office:value-type="float" office:value="0.0477208278" calcext:value-type="float">
            <text:p>4.77E-02</text:p>
          </table:table-cell>
          <table:table-cell table:style-name="ce3" office:value-type="float" office:value="0.353463551" calcext:value-type="float">
            <text:p>3.53E-01</text:p>
          </table:table-cell>
          <table:table-cell table:style-name="ce3" office:value-type="float" office:value="1.31550606" calcext:value-type="float">
            <text:p>1.32E+00</text:p>
          </table:table-cell>
          <table:table-cell table:style-name="ce3" office:value-type="float" office:value="1.45157319" calcext:value-type="float">
            <text:p>1.45E+00</text:p>
          </table:table-cell>
          <table:table-cell table:style-name="ce3" office:value-type="float" office:value="0.404430893" calcext:value-type="float">
            <text:p>4.04E-01</text:p>
          </table:table-cell>
          <table:table-cell table:style-name="ce3" office:value-type="float" office:value="0.0306393229" calcext:value-type="float">
            <text:p>3.06E-02</text:p>
          </table:table-cell>
          <table:table-cell table:style-name="ce3" office:value-type="float" office:value="0.326127057" calcext:value-type="float">
            <text:p>3.26E-01</text:p>
          </table:table-cell>
          <table:table-cell table:style-name="ce3" office:value-type="float" office:value="0.614523475" calcext:value-type="float">
            <text:p>6.15E-01</text:p>
          </table:table-cell>
          <table:table-cell table:style-name="ce3" office:value-type="float" office:value="0.884483425" calcext:value-type="float">
            <text:p>8.84E-01</text:p>
          </table:table-cell>
          <table:table-cell table:style-name="ce3" office:value-type="float" office:value="0.399019793" calcext:value-type="float">
            <text:p>3.99E-01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C4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3" office:value-type="float" office:value="-0.475987004" calcext:value-type="float">
            <text:p>-4.76E-01</text:p>
          </table:table-cell>
          <table:table-cell table:style-name="ce3" office:value-type="float" office:value="-0.249962307" calcext:value-type="float">
            <text:p>-2.50E-01</text:p>
          </table:table-cell>
          <table:table-cell table:style-name="ce3" office:value-type="float" office:value="-0.137446534" calcext:value-type="float">
            <text:p>-1.37E-01</text:p>
          </table:table-cell>
          <table:table-cell table:style-name="ce3" office:value-type="float" office:value="1.43861202" calcext:value-type="float">
            <text:p>1.44E+00</text:p>
          </table:table-cell>
          <table:table-cell table:style-name="ce3" office:value-type="float" office:value="-0.531440872" calcext:value-type="float">
            <text:p>-5.31E-01</text:p>
          </table:table-cell>
          <table:table-cell table:style-name="ce3" office:value-type="float" office:value="-0.482727638" calcext:value-type="float">
            <text:p>-4.83E-01</text:p>
          </table:table-cell>
          <table:table-cell table:style-name="ce3" office:value-type="float" office:value="-0.255746003" calcext:value-type="float">
            <text:p>-2.56E-01</text:p>
          </table:table-cell>
          <table:table-cell table:style-name="ce3" office:value-type="float" office:value="-0.40185035" calcext:value-type="float">
            <text:p>-4.02E-01</text:p>
          </table:table-cell>
          <table:table-cell table:style-name="ce3" office:value-type="float" office:value="0.09732615" calcext:value-type="float">
            <text:p>9.73E-02</text:p>
          </table:table-cell>
          <table:table-cell table:style-name="ce3" office:value-type="float" office:value="-0.535686282" calcext:value-type="float">
            <text:p>-5.36E-01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C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3" office:value-type="float" office:value="0.0494135315" calcext:value-type="float">
            <text:p>4.94E-02</text:p>
          </table:table-cell>
          <table:table-cell table:style-name="ce3" office:value-type="float" office:value="-0.005823185" calcext:value-type="float">
            <text:p>-5.82E-03</text:p>
          </table:table-cell>
          <table:table-cell table:style-name="ce3" office:value-type="float" office:value="0.688507262" calcext:value-type="float">
            <text:p>6.89E-01</text:p>
          </table:table-cell>
          <table:table-cell table:style-name="ce3" office:value-type="float" office:value="0.034718415" calcext:value-type="float">
            <text:p>3.47E-02</text:p>
          </table:table-cell>
          <table:table-cell table:style-name="ce3" office:value-type="float" office:value="-0.302484884" calcext:value-type="float">
            <text:p>-3.02E-01</text:p>
          </table:table-cell>
          <table:table-cell table:style-name="ce3" office:value-type="float" office:value="0.0609530095" calcext:value-type="float">
            <text:p>6.10E-02</text:p>
          </table:table-cell>
          <table:table-cell table:style-name="ce3" office:value-type="float" office:value="-0.001214522" calcext:value-type="float">
            <text:p>-1.21E-03</text:p>
          </table:table-cell>
          <table:table-cell table:style-name="ce3" office:value-type="float" office:value="0.82834888" calcext:value-type="float">
            <text:p>8.28E-01</text:p>
          </table:table-cell>
          <table:table-cell table:style-name="ce3" office:value-type="float" office:value="0.922678262" calcext:value-type="float">
            <text:p>9.23E-01</text:p>
          </table:table-cell>
          <table:table-cell table:style-name="ce3" office:value-type="float" office:value="-0.324751963" calcext:value-type="float">
            <text:p>-3.25E-01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C6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3" office:value-type="float" office:value="-0.84684677" calcext:value-type="float">
            <text:p>-8.47E-01</text:p>
          </table:table-cell>
          <table:table-cell table:style-name="ce3" office:value-type="float" office:value="-1.00082249" calcext:value-type="float">
            <text:p>-1.00E+00</text:p>
          </table:table-cell>
          <table:table-cell table:style-name="ce3" office:value-type="float" office:value="-1.80046641" calcext:value-type="float">
            <text:p>-1.80E+00</text:p>
          </table:table-cell>
          <table:table-cell table:style-name="ce3" office:value-type="float" office:value="-1.25608697" calcext:value-type="float">
            <text:p>-1.26E+00</text:p>
          </table:table-cell>
          <table:table-cell table:style-name="ce3" office:value-type="float" office:value="-0.621725001" calcext:value-type="float">
            <text:p>-6.22E-01</text:p>
          </table:table-cell>
          <table:table-cell table:style-name="ce3" office:value-type="float" office:value="-0.849436923" calcext:value-type="float">
            <text:p>-8.49E-01</text:p>
          </table:table-cell>
          <table:table-cell table:style-name="ce3" office:value-type="float" office:value="-0.995826514" calcext:value-type="float">
            <text:p>-9.96E-01</text:p>
          </table:table-cell>
          <table:table-cell table:style-name="ce3" office:value-type="float" office:value="-1.41944181" calcext:value-type="float">
            <text:p>-1.42E+00</text:p>
          </table:table-cell>
          <table:table-cell table:style-name="ce3" office:value-type="float" office:value="-0.505486549" calcext:value-type="float">
            <text:p>-5.05E-01</text:p>
          </table:table-cell>
          <table:table-cell table:style-name="ce3" office:value-type="float" office:value="-0.648172781" calcext:value-type="float">
            <text:p>-6.48E-01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C7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3" office:value-type="float" office:value="-1.55550814" calcext:value-type="float">
            <text:p>-1.56E+00</text:p>
          </table:table-cell>
          <table:table-cell table:style-name="ce3" office:value-type="float" office:value="-1.38788868" calcext:value-type="float">
            <text:p>-1.39E+00</text:p>
          </table:table-cell>
          <table:table-cell table:style-name="ce3" office:value-type="float" office:value="-1.50745124" calcext:value-type="float">
            <text:p>-1.51E+00</text:p>
          </table:table-cell>
          <table:table-cell table:style-name="ce3" office:value-type="float" office:value="-1.53475063" calcext:value-type="float">
            <text:p>-1.53E+00</text:p>
          </table:table-cell>
          <table:table-cell table:style-name="ce3" office:value-type="float" office:value="-1.36793827" calcext:value-type="float">
            <text:p>-1.37E+00</text:p>
          </table:table-cell>
          <table:table-cell table:style-name="ce3" office:value-type="float" office:value="-1.4826098" calcext:value-type="float">
            <text:p>-1.48E+00</text:p>
          </table:table-cell>
          <table:table-cell table:style-name="ce3" office:value-type="float" office:value="-1.21337175" calcext:value-type="float">
            <text:p>-1.21E+00</text:p>
          </table:table-cell>
          <table:table-cell table:style-name="ce3" office:value-type="float" office:value="-1.49303317" calcext:value-type="float">
            <text:p>-1.49E+00</text:p>
          </table:table-cell>
          <table:table-cell table:style-name="ce3" office:value-type="float" office:value="-1.75175554" calcext:value-type="float">
            <text:p>-1.75E+00</text:p>
          </table:table-cell>
          <table:table-cell table:style-name="ce3" office:value-type="float" office:value="-1.34307736" calcext:value-type="float">
            <text:p>-1.34E+00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D1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" office:value-type="float" office:value="0.00362483079" calcext:value-type="float">
            <text:p>3.62E-03</text:p>
          </table:table-cell>
          <table:table-cell table:style-name="ce3" office:value-type="float" office:value="0.135401332" calcext:value-type="float">
            <text:p>1.35E-01</text:p>
          </table:table-cell>
          <table:table-cell table:style-name="ce3" office:value-type="float" office:value="-1.0195919" calcext:value-type="float">
            <text:p>-1.02E+00</text:p>
          </table:table-cell>
          <table:table-cell table:style-name="ce3" office:value-type="float" office:value="-11.9592294" calcext:value-type="float">
            <text:p>-1.20E+01</text:p>
          </table:table-cell>
          <table:table-cell table:style-name="ce3" office:value-type="float" office:value="0.0376343898" calcext:value-type="float">
            <text:p>3.76E-02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D2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" office:value-type="float" office:value="-0.0028236887" calcext:value-type="float">
            <text:p>-2.82E-03</text:p>
          </table:table-cell>
          <table:table-cell table:style-name="ce3" office:value-type="float" office:value="0.0587827922" calcext:value-type="float">
            <text:p>5.88E-02</text:p>
          </table:table-cell>
          <table:table-cell table:style-name="ce3" office:value-type="float" office:value="-0.152848879" calcext:value-type="float">
            <text:p>-1.53E-01</text:p>
          </table:table-cell>
          <table:table-cell table:style-name="ce3" office:value-type="float" office:value="-3.14187328" calcext:value-type="float">
            <text:p>-3.14E+00</text:p>
          </table:table-cell>
          <table:table-cell table:style-name="ce3" office:value-type="float" office:value="0.0185768643" calcext:value-type="float">
            <text:p>1.86E-02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D3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" office:value-type="float" office:value="0.00655194092" calcext:value-type="float">
            <text:p>6.55E-03</text:p>
          </table:table-cell>
          <table:table-cell table:style-name="ce3" office:value-type="float" office:value="0.103792048" calcext:value-type="float">
            <text:p>1.04E-01</text:p>
          </table:table-cell>
          <table:table-cell table:style-name="ce3" office:value-type="float" office:value="0.172566911" calcext:value-type="float">
            <text:p>1.73E-01</text:p>
          </table:table-cell>
          <table:table-cell table:style-name="ce3" office:value-type="float" office:value="-1.59588592" calcext:value-type="float">
            <text:p>-1.60E+00</text:p>
          </table:table-cell>
          <table:table-cell table:style-name="ce3" office:value-type="float" office:value="0.0208685298" calcext:value-type="float">
            <text:p>2.09E-02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D4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" office:value-type="float" office:value="-0.00118076883" calcext:value-type="float">
            <text:p>-1.18E-03</text:p>
          </table:table-cell>
          <table:table-cell table:style-name="ce3" office:value-type="float" office:value="0.0281367204" calcext:value-type="float">
            <text:p>2.81E-02</text:p>
          </table:table-cell>
          <table:table-cell table:style-name="ce3" office:value-type="float" office:value="0.0123221687" calcext:value-type="float">
            <text:p>1.23E-02</text:p>
          </table:table-cell>
          <table:table-cell table:style-name="ce3" office:value-type="float" office:value="-1.1042775" calcext:value-type="float">
            <text:p>-1.10E+00</text:p>
          </table:table-cell>
          <table:table-cell table:style-name="ce3" office:value-type="float" office:value="0.0104907424" calcext:value-type="float">
            <text:p>1.05E-02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D5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" office:value-type="float" office:value="0.0267103476" calcext:value-type="float">
            <text:p>2.67E-02</text:p>
          </table:table-cell>
          <table:table-cell table:style-name="ce3" office:value-type="float" office:value="0.0466004385" calcext:value-type="float">
            <text:p>4.66E-02</text:p>
          </table:table-cell>
          <table:table-cell table:style-name="ce3" office:value-type="float" office:value="-1.00566414" calcext:value-type="float">
            <text:p>-1.01E+00</text:p>
          </table:table-cell>
          <table:table-cell table:style-name="ce3" office:value-type="float" office:value="-2.83555072" calcext:value-type="float">
            <text:p>-2.84E+00</text:p>
          </table:table-cell>
          <table:table-cell table:style-name="ce3" office:value-type="float" office:value="0.0078243356" calcext:value-type="float">
            <text:p>7.82E-03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D6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" office:value-type="float" office:value="0.0131017125" calcext:value-type="float">
            <text:p>1.31E-02</text:p>
          </table:table-cell>
          <table:table-cell table:style-name="ce3" office:value-type="float" office:value="0.0101301826" calcext:value-type="float">
            <text:p>1.01E-02</text:p>
          </table:table-cell>
          <table:table-cell table:style-name="ce3" office:value-type="float" office:value="-0.651798675" calcext:value-type="float">
            <text:p>-6.52E-01</text:p>
          </table:table-cell>
          <table:table-cell table:style-name="ce3" office:value-type="float" office:value="-1.41483053" calcext:value-type="float">
            <text:p>-1.41E+00</text:p>
          </table:table-cell>
          <table:table-cell table:style-name="ce3" office:value-type="float" office:value="0.0189873465" calcext:value-type="float">
            <text:p>1.90E-02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D7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" office:value-type="float" office:value="0.0145918221" calcext:value-type="float">
            <text:p>1.46E-02</text:p>
          </table:table-cell>
          <table:table-cell table:style-name="ce3" office:value-type="float" office:value="-0.0512549289" calcext:value-type="float">
            <text:p>-5.13E-02</text:p>
          </table:table-cell>
          <table:table-cell table:style-name="ce3" office:value-type="float" office:value="-0.55459369" calcext:value-type="float">
            <text:p>-5.55E-01</text:p>
          </table:table-cell>
          <table:table-cell table:style-name="ce3" office:value-type="float" office:value="-4.89668832" calcext:value-type="float">
            <text:p>-4.90E+00</text:p>
          </table:table-cell>
          <table:table-cell table:style-name="ce3" office:value-type="float" office:value="-0.022233201" calcext:value-type="float">
            <text:p>-2.22E-02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D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" office:value-type="float" office:value="0.0112176977" calcext:value-type="float">
            <text:p>1.12E-02</text:p>
          </table:table-cell>
          <table:table-cell table:style-name="ce3" office:value-type="float" office:value="-0.042737146" calcext:value-type="float">
            <text:p>-4.27E-02</text:p>
          </table:table-cell>
          <table:table-cell table:style-name="ce3" office:value-type="float" office:value="0.32986543" calcext:value-type="float">
            <text:p>3.30E-01</text:p>
          </table:table-cell>
          <table:table-cell table:style-name="ce3" office:value-type="float" office:value="-1.35461398" calcext:value-type="float">
            <text:p>-1.35E+00</text:p>
          </table:table-cell>
          <table:table-cell table:style-name="ce3" office:value-type="float" office:value="-0.0146786284" calcext:value-type="float">
            <text:p>-1.47E-02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D9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" office:value-type="float" office:value="0.111357163" calcext:value-type="float">
            <text:p>1.11E-01</text:p>
          </table:table-cell>
          <table:table-cell table:style-name="ce3" office:value-type="float" office:value="0.112830624" calcext:value-type="float">
            <text:p>1.13E-01</text:p>
          </table:table-cell>
          <table:table-cell table:style-name="ce3" office:value-type="float" office:value="-0.145021865" calcext:value-type="float">
            <text:p>-1.45E-01</text:p>
          </table:table-cell>
          <table:table-cell table:style-name="ce3" office:value-type="float" office:value="5.64521782" calcext:value-type="float">
            <text:p>5.65E+00</text:p>
          </table:table-cell>
          <table:table-cell table:style-name="ce3" office:value-type="float" office:value="0.0226506657" calcext:value-type="float">
            <text:p>2.27E-02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D10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" office:value-type="float" office:value="0.0325969493" calcext:value-type="float">
            <text:p>3.26E-02</text:p>
          </table:table-cell>
          <table:table-cell table:style-name="ce3" office:value-type="float" office:value="0.103419159" calcext:value-type="float">
            <text:p>1.03E-01</text:p>
          </table:table-cell>
          <table:table-cell table:style-name="ce3" office:value-type="float" office:value="0.990420811" calcext:value-type="float">
            <text:p>9.90E-01</text:p>
          </table:table-cell>
          <table:table-cell table:style-name="ce3" office:value-type="float" office:value="-0.354055305" calcext:value-type="float">
            <text:p>-3.54E-01</text:p>
          </table:table-cell>
          <table:table-cell table:style-name="ce3" office:value-type="float" office:value="0.0218482111" calcext:value-type="float">
            <text:p>2.18E-02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D11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" office:value-type="float" office:value="-0.0555205059" calcext:value-type="float">
            <text:p>-5.55E-02</text:p>
          </table:table-cell>
          <table:table-cell table:style-name="ce3" office:value-type="float" office:value="-0.0962540971" calcext:value-type="float">
            <text:p>-9.63E-02</text:p>
          </table:table-cell>
          <table:table-cell table:style-name="ce3" office:value-type="float" office:value="0.003414997" calcext:value-type="float">
            <text:p>3.41E-03</text:p>
          </table:table-cell>
          <table:table-cell table:style-name="ce3" office:value-type="float" office:value="3.82300487" calcext:value-type="float">
            <text:p>3.82E+00</text:p>
          </table:table-cell>
          <table:table-cell table:style-name="ce3" office:value-type="float" office:value="0.00936405658" calcext:value-type="float">
            <text:p>9.36E-03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CIT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3" office:value-type="float" office:value="0.0190747072" calcext:value-type="float">
            <text:p>1.91E-02</text:p>
          </table:table-cell>
          <table:table-cell table:style-name="ce3" office:value-type="float" office:value="0.0242061782" calcext:value-type="float">
            <text:p>2.42E-02</text:p>
          </table:table-cell>
          <table:table-cell table:style-name="ce3" office:value-type="float" office:value="0.0343911021" calcext:value-type="float">
            <text:p>3.44E-02</text:p>
          </table:table-cell>
          <table:table-cell table:style-name="ce3" office:value-type="float" office:value="0.048809339" calcext:value-type="float">
            <text:p>4.88E-02</text:p>
          </table:table-cell>
          <table:table-cell table:style-name="ce3" office:value-type="float" office:value="0.021996091" calcext:value-type="float">
            <text:p>2.20E-02</text:p>
          </table:table-cell>
          <table:table-cell table:style-name="ce3" office:value-type="float" office:value="0.00616726547" calcext:value-type="float">
            <text:p>6.17E-03</text:p>
          </table:table-cell>
          <table:table-cell table:style-name="ce3" office:value-type="float" office:value="-0.022185384" calcext:value-type="float">
            <text:p>-2.22E-02</text:p>
          </table:table-cell>
          <table:table-cell table:style-name="ce3" office:value-type="float" office:value="-0.0406049402" calcext:value-type="float">
            <text:p>-4.06E-02</text:p>
          </table:table-cell>
          <table:table-cell table:style-name="ce3" office:value-type="float" office:value="-0.12755445" calcext:value-type="float">
            <text:p>-1.28E-01</text:p>
          </table:table-cell>
          <table:table-cell table:style-name="ce3" office:value-type="float" office:value="0.00713292586" calcext:value-type="float">
            <text:p>7.13E-03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CIT1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" office:value-type="float" office:value="-0.00461868573" calcext:value-type="float">
            <text:p>-4.62E-03</text:p>
          </table:table-cell>
          <table:table-cell table:style-name="ce3" office:value-type="float" office:value="0.0085214506" calcext:value-type="float">
            <text:p>8.52E-03</text:p>
          </table:table-cell>
          <table:table-cell table:style-name="ce3" office:value-type="float" office:value="0.930442901" calcext:value-type="float">
            <text:p>9.30E-01</text:p>
          </table:table-cell>
          <table:table-cell table:style-name="ce3" office:value-type="float" office:value="2.36056581" calcext:value-type="float">
            <text:p>2.36E+00</text:p>
          </table:table-cell>
          <table:table-cell table:style-name="ce3" office:value-type="float" office:value="-0.0113805789" calcext:value-type="float">
            <text:p>-1.14E-02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CIT2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" office:value-type="float" office:value="-0.00806447857" calcext:value-type="float">
            <text:p>-8.06E-03</text:p>
          </table:table-cell>
          <table:table-cell table:style-name="ce3" office:value-type="float" office:value="-0.027614027" calcext:value-type="float">
            <text:p>-2.76E-02</text:p>
          </table:table-cell>
          <table:table-cell table:style-name="ce3" office:value-type="float" office:value="0.243860719" calcext:value-type="float">
            <text:p>2.44E-01</text:p>
          </table:table-cell>
          <table:table-cell table:style-name="ce3" office:value-type="float" office:value="0.572769698" calcext:value-type="float">
            <text:p>5.73E-01</text:p>
          </table:table-cell>
          <table:table-cell table:style-name="ce3" office:value-type="float" office:value="-0.0126174063" calcext:value-type="float">
            <text:p>-1.26E-02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CIT3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" office:value-type="float" office:value="-0.026123631" calcext:value-type="float">
            <text:p>-2.61E-02</text:p>
          </table:table-cell>
          <table:table-cell table:style-name="ce3" office:value-type="float" office:value="-0.015636625" calcext:value-type="float">
            <text:p>-1.56E-02</text:p>
          </table:table-cell>
          <table:table-cell table:style-name="ce3" office:value-type="float" office:value="-0.037293828" calcext:value-type="float">
            <text:p>-3.73E-02</text:p>
          </table:table-cell>
          <table:table-cell table:style-name="ce3" office:value-type="float" office:value="-0.0299306179" calcext:value-type="float">
            <text:p>-2.99E-02</text:p>
          </table:table-cell>
          <table:table-cell table:style-name="ce3" office:value-type="float" office:value="0.000374105167" calcext:value-type="float">
            <text:p>3.74E-04</text:p>
          </table:table-cell>
          <table:table-cell table:number-columns-repeated="16367"/>
        </table:table-row>
        <table:table-row table:style-name="ro1">
          <table:table-cell/>
          <table:table-cell table:style-name="ce2" office:value-type="string" calcext:value-type="string">
            <text:p>CIT4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" office:value-type="float" office:value="0.00156812161" calcext:value-type="float">
            <text:p>1.57E-03</text:p>
          </table:table-cell>
          <table:table-cell table:style-name="ce3" office:value-type="float" office:value="0.0583713002" calcext:value-type="float">
            <text:p>5.84E-02</text:p>
          </table:table-cell>
          <table:table-cell table:style-name="ce3" office:value-type="float" office:value="0.137474019" calcext:value-type="float">
            <text:p>1.37E-01</text:p>
          </table:table-cell>
          <table:table-cell table:style-name="ce3" office:value-type="float" office:value="-0.218783861" calcext:value-type="float">
            <text:p>-2.19E-01</text:p>
          </table:table-cell>
          <table:table-cell table:style-name="ce3" office:value-type="float" office:value="0.0298742271" calcext:value-type="float">
            <text:p>2.99E-02</text:p>
          </table:table-cell>
          <table:table-cell table:number-columns-repeated="16367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ransposed" table:style-name="ta1">
        <table:table-column table:style-name="co1" table:default-cell-style-name="ce1"/>
        <table:table-column table:style-name="co2" table:default-cell-style-name="ce1"/>
        <table:table-column table:style-name="co9" table:number-columns-repeated="2" table:default-cell-style-name="ce1"/>
        <table:table-column table:style-name="co1" table:number-columns-repeated="2" table:default-cell-style-name="ce1"/>
        <table:table-column table:style-name="co10" table:number-columns-repeated="25" table:default-cell-style-name="ce1"/>
        <table:table-column table:style-name="co1" table:number-columns-repeated="16353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4" office:value-type="string" calcext:value-type="string">
            <text:p>Model</text:p>
          </table:table-cell>
          <table:table-cell table:style-name="ce6" office:value-type="string" calcext:value-type="string">
            <text:p>R00</text:p>
          </table:table-cell>
          <table:table-cell table:style-name="ce6" office:value-type="string" calcext:value-type="string">
            <text:p>R01</text:p>
          </table:table-cell>
          <table:table-cell table:style-name="ce6" office:value-type="string" calcext:value-type="string">
            <text:p>R10</text:p>
          </table:table-cell>
          <table:table-cell table:style-name="ce6" office:value-type="string" calcext:value-type="string">
            <text:p>R11</text:p>
          </table:table-cell>
          <table:table-cell table:style-name="ce6" office:value-type="string" calcext:value-type="string">
            <text:p>C01</text:p>
          </table:table-cell>
          <table:table-cell table:style-name="ce6" office:value-type="string" calcext:value-type="string">
            <text:p>C10</text:p>
          </table:table-cell>
          <table:table-cell table:style-name="ce6" office:value-type="string" calcext:value-type="string">
            <text:p>C1</text:p>
          </table:table-cell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C4</text:p>
          </table:table-cell>
          <table:table-cell table:style-name="ce6" office:value-type="string" calcext:value-type="string">
            <text:p>C5</text:p>
          </table:table-cell>
          <table:table-cell table:style-name="ce6" office:value-type="string" calcext:value-type="string">
            <text:p>C6</text:p>
          </table:table-cell>
          <table:table-cell table:style-name="ce6" office:value-type="string" calcext:value-type="string">
            <text:p>C7</text:p>
          </table:table-cell>
          <table:table-cell table:style-name="ce6" office:value-type="string" calcext:value-type="string">
            <text:p>D1</text:p>
          </table:table-cell>
          <table:table-cell table:style-name="ce6" office:value-type="string" calcext:value-type="string">
            <text:p>D2</text:p>
          </table:table-cell>
          <table:table-cell table:style-name="ce6" office:value-type="string" calcext:value-type="string">
            <text:p>D3</text:p>
          </table:table-cell>
          <table:table-cell table:style-name="ce6" office:value-type="string" calcext:value-type="string">
            <text:p>D4</text:p>
          </table:table-cell>
          <table:table-cell table:style-name="ce6" office:value-type="string" calcext:value-type="string">
            <text:p>D5</text:p>
          </table:table-cell>
          <table:table-cell table:style-name="ce6" office:value-type="string" calcext:value-type="string">
            <text:p>D6</text:p>
          </table:table-cell>
          <table:table-cell table:style-name="ce6" office:value-type="string" calcext:value-type="string">
            <text:p>D7</text:p>
          </table:table-cell>
          <table:table-cell table:style-name="ce6" office:value-type="string" calcext:value-type="string">
            <text:p>D8</text:p>
          </table:table-cell>
          <table:table-cell table:style-name="ce6" office:value-type="string" calcext:value-type="string">
            <text:p>D9</text:p>
          </table:table-cell>
          <table:table-cell table:style-name="ce6" office:value-type="string" calcext:value-type="string">
            <text:p>D10</text:p>
          </table:table-cell>
          <table:table-cell table:style-name="ce6" office:value-type="string" calcext:value-type="string">
            <text:p>D11</text:p>
          </table:table-cell>
          <table:table-cell table:style-name="ce6" office:value-type="string" calcext:value-type="string">
            <text:p>CIT0</text:p>
          </table:table-cell>
          <table:table-cell table:style-name="ce6" office:value-type="string" calcext:value-type="string">
            <text:p>CIT1</text:p>
          </table:table-cell>
          <table:table-cell table:style-name="ce6" office:value-type="string" calcext:value-type="string">
            <text:p>CIT2</text:p>
          </table:table-cell>
          <table:table-cell table:style-name="ce6" office:value-type="string" calcext:value-type="string">
            <text:p>CIT3</text:p>
          </table:table-cell>
          <table:table-cell table:style-name="ce6" office:value-type="string" calcext:value-type="string">
            <text:p>CIT4</text:p>
          </table:table-cell>
          <table:table-cell table:number-columns-repeated="16353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Default" office:value-type="float" office:value="1.7" calcext:value-type="float">
            <text:p>1.7</text:p>
          </table:table-cell>
          <table:table-cell table:number-columns-repeated="2" table:style-name="Default" office:value-type="float" office:value="1.5" calcext:value-type="float">
            <text:p>1.5</text:p>
          </table:table-cell>
          <table:table-cell table:style-name="Default" office:value-type="float" office:value="-4.38524414" calcext:value-type="float">
            <text:p>-4.38524414</text:p>
          </table:table-cell>
          <table:table-cell table:style-name="Default" office:value-type="float" office:value="-8.00783936" calcext:value-type="float">
            <text:p>-8.00783936</text:p>
          </table:table-cell>
          <table:table-cell table:number-columns-repeated="23" table:style-name="Default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number-columns-repeated="2" table:style-name="Default" office:value-type="float" office:value="1.9" calcext:value-type="float">
            <text:p>1.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-5.72220536" calcext:value-type="float">
            <text:p>-5.72220536</text:p>
          </table:table-cell>
          <table:table-cell table:style-name="Default" office:value-type="float" office:value="-9.3439209" calcext:value-type="float">
            <text:p>-9.3439209</text:p>
          </table:table-cell>
          <table:table-cell table:number-columns-repeated="23" table:style-name="Default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number-columns-repeated="2" table:style-name="Default" office:value-type="float" office:value="2.1" calcext:value-type="float">
            <text:p>2.1</text:p>
          </table:table-cell>
          <table:table-cell table:number-columns-repeated="2" table:style-name="Default" office:value-type="float" office:value="2.5" calcext:value-type="float">
            <text:p>2.5</text:p>
          </table:table-cell>
          <table:table-cell table:style-name="Default" office:value-type="float" office:value="-7.00250932" calcext:value-type="float">
            <text:p>-7.00250932</text:p>
          </table:table-cell>
          <table:table-cell table:style-name="Default" office:value-type="float" office:value="-10.77341" calcext:value-type="float">
            <text:p>-10.77341</text:p>
          </table:table-cell>
          <table:table-cell table:number-columns-repeated="23" table:style-name="Default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Default" office:value-type="float" office:value="2.3" calcext:value-type="float">
            <text:p>2.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-8.22926713" calcext:value-type="float">
            <text:p>-8.22926713</text:p>
          </table:table-cell>
          <table:table-cell table:style-name="Default" office:value-type="float" office:value="-12.2993164" calcext:value-type="float">
            <text:p>-12.2993164</text:p>
          </table:table-cell>
          <table:table-cell table:number-columns-repeated="23" table:style-name="Default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number-columns-repeated="2" table:style-name="Default" office:value-type="float" office:value="1.54592984" calcext:value-type="float">
            <text:p>1.54592984</text:p>
          </table:table-cell>
          <table:table-cell table:number-columns-repeated="2" table:style-name="Default" office:value-type="float" office:value="1.83039397" calcext:value-type="float">
            <text:p>1.83039397</text:p>
          </table:table-cell>
          <table:table-cell table:style-name="Default" office:value-type="float" office:value="-5.27518671" calcext:value-type="float">
            <text:p>-5.27518671</text:p>
          </table:table-cell>
          <table:table-cell table:style-name="Default" office:value-type="float" office:value="-7.0404008" calcext:value-type="float">
            <text:p>-7.0404008</text:p>
          </table:table-cell>
          <table:table-cell table:number-columns-repeated="23" table:style-name="Default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number-columns-repeated="2" table:style-name="Default" office:value-type="float" office:value="1.7" calcext:value-type="float">
            <text:p>1.7</text:p>
          </table:table-cell>
          <table:table-cell table:number-columns-repeated="2" table:style-name="Default" office:value-type="float" office:value="1.5" calcext:value-type="float">
            <text:p>1.5</text:p>
          </table:table-cell>
          <table:table-cell table:style-name="Default" office:value-type="float" office:value="-5.11051122" calcext:value-type="float">
            <text:p>-5.11051122</text:p>
          </table:table-cell>
          <table:table-cell table:style-name="Default" office:value-type="float" office:value="-4.22732988" calcext:value-type="float">
            <text:p>-4.22732988</text:p>
          </table:table-cell>
          <table:table-cell table:style-name="Default" office:value-type="float" office:value="-1.12720036" calcext:value-type="float">
            <text:p>-1.12720036</text:p>
          </table:table-cell>
          <table:table-cell table:style-name="Default" office:value-type="float" office:value="0.909366063" calcext:value-type="float">
            <text:p>0.909366063</text:p>
          </table:table-cell>
          <table:table-cell table:style-name="Default" office:value-type="float" office:value="0.0477208278" calcext:value-type="float">
            <text:p>0.0477208278</text:p>
          </table:table-cell>
          <table:table-cell table:style-name="Default" office:value-type="float" office:value="-0.475987004" calcext:value-type="float">
            <text:p>-0.475987004</text:p>
          </table:table-cell>
          <table:table-cell table:style-name="Default" office:value-type="float" office:value="0.0494135315" calcext:value-type="float">
            <text:p>0.0494135315</text:p>
          </table:table-cell>
          <table:table-cell table:style-name="Default" office:value-type="float" office:value="-0.84684677" calcext:value-type="float">
            <text:p>-0.84684677</text:p>
          </table:table-cell>
          <table:table-cell table:style-name="Default" office:value-type="float" office:value="-1.55550814" calcext:value-type="float">
            <text:p>-1.55550814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0.0190747072" calcext:value-type="float">
            <text:p>0.019074707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number-columns-repeated="2" table:style-name="Default" office:value-type="float" office:value="1.9" calcext:value-type="float">
            <text:p>1.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-5.15205193" calcext:value-type="float">
            <text:p>-5.15205193</text:p>
          </table:table-cell>
          <table:table-cell table:style-name="Default" office:value-type="float" office:value="-4.86213195" calcext:value-type="float">
            <text:p>-4.86213195</text:p>
          </table:table-cell>
          <table:table-cell table:style-name="Default" office:value-type="float" office:value="-1.82744818" calcext:value-type="float">
            <text:p>-1.82744818</text:p>
          </table:table-cell>
          <table:table-cell table:style-name="Default" office:value-type="float" office:value="1.14092429" calcext:value-type="float">
            <text:p>1.14092429</text:p>
          </table:table-cell>
          <table:table-cell table:style-name="Default" office:value-type="float" office:value="0.353463551" calcext:value-type="float">
            <text:p>0.353463551</text:p>
          </table:table-cell>
          <table:table-cell table:style-name="Default" office:value-type="float" office:value="-0.249962307" calcext:value-type="float">
            <text:p>-0.249962307</text:p>
          </table:table-cell>
          <table:table-cell table:style-name="Default" office:value-type="float" office:value="-0.005823185" calcext:value-type="float">
            <text:p>-0.005823185</text:p>
          </table:table-cell>
          <table:table-cell table:style-name="Default" office:value-type="float" office:value="-1.00082249" calcext:value-type="float">
            <text:p>-1.00082249</text:p>
          </table:table-cell>
          <table:table-cell table:style-name="Default" office:value-type="float" office:value="-1.38788868" calcext:value-type="float">
            <text:p>-1.38788868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0.0242061782" calcext:value-type="float">
            <text:p>0.024206178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number-columns-repeated="2" table:style-name="Default" office:value-type="float" office:value="2.1" calcext:value-type="float">
            <text:p>2.1</text:p>
          </table:table-cell>
          <table:table-cell table:number-columns-repeated="2" table:style-name="Default" office:value-type="float" office:value="2.5" calcext:value-type="float">
            <text:p>2.5</text:p>
          </table:table-cell>
          <table:table-cell table:style-name="Default" office:value-type="float" office:value="-5.24089036" calcext:value-type="float">
            <text:p>-5.24089036</text:p>
          </table:table-cell>
          <table:table-cell table:style-name="Default" office:value-type="float" office:value="-1.47490885" calcext:value-type="float">
            <text:p>-1.47490885</text:p>
          </table:table-cell>
          <table:table-cell table:style-name="Default" office:value-type="float" office:value="-4.12069851" calcext:value-type="float">
            <text:p>-4.12069851</text:p>
          </table:table-cell>
          <table:table-cell table:style-name="Default" office:value-type="float" office:value="2.51441807" calcext:value-type="float">
            <text:p>2.51441807</text:p>
          </table:table-cell>
          <table:table-cell table:style-name="Default" office:value-type="float" office:value="1.31550606" calcext:value-type="float">
            <text:p>1.31550606</text:p>
          </table:table-cell>
          <table:table-cell table:style-name="Default" office:value-type="float" office:value="-0.137446534" calcext:value-type="float">
            <text:p>-0.137446534</text:p>
          </table:table-cell>
          <table:table-cell table:style-name="Default" office:value-type="float" office:value="0.688507262" calcext:value-type="float">
            <text:p>0.688507262</text:p>
          </table:table-cell>
          <table:table-cell table:style-name="Default" office:value-type="float" office:value="-1.80046641" calcext:value-type="float">
            <text:p>-1.80046641</text:p>
          </table:table-cell>
          <table:table-cell table:style-name="Default" office:value-type="float" office:value="-1.50745124" calcext:value-type="float">
            <text:p>-1.50745124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0.0343911021" calcext:value-type="float">
            <text:p>0.034391102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number-columns-repeated="2" table:style-name="Default" office:value-type="float" office:value="2.3" calcext:value-type="float">
            <text:p>2.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-5.34645335" calcext:value-type="float">
            <text:p>-5.34645335</text:p>
          </table:table-cell>
          <table:table-cell table:style-name="Default" office:value-type="float" office:value="-4.42765927" calcext:value-type="float">
            <text:p>-4.42765927</text:p>
          </table:table-cell>
          <table:table-cell table:style-name="Default" office:value-type="float" office:value="-4.83330518" calcext:value-type="float">
            <text:p>-4.83330518</text:p>
          </table:table-cell>
          <table:table-cell table:style-name="Default" office:value-type="float" office:value="1.43873251" calcext:value-type="float">
            <text:p>1.43873251</text:p>
          </table:table-cell>
          <table:table-cell table:style-name="Default" office:value-type="float" office:value="1.45157319" calcext:value-type="float">
            <text:p>1.45157319</text:p>
          </table:table-cell>
          <table:table-cell table:style-name="Default" office:value-type="float" office:value="1.43861202" calcext:value-type="float">
            <text:p>1.43861202</text:p>
          </table:table-cell>
          <table:table-cell table:style-name="Default" office:value-type="float" office:value="0.034718415" calcext:value-type="float">
            <text:p>0.034718415</text:p>
          </table:table-cell>
          <table:table-cell table:style-name="Default" office:value-type="float" office:value="-1.25608697" calcext:value-type="float">
            <text:p>-1.25608697</text:p>
          </table:table-cell>
          <table:table-cell table:style-name="Default" office:value-type="float" office:value="-1.53475063" calcext:value-type="float">
            <text:p>-1.53475063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0.048809339" calcext:value-type="float">
            <text:p>0.048809339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number-columns-repeated="2" table:style-name="Default" office:value-type="float" office:value="1.54592984" calcext:value-type="float">
            <text:p>1.54592984</text:p>
          </table:table-cell>
          <table:table-cell table:number-columns-repeated="2" table:style-name="Default" office:value-type="float" office:value="1.83039397" calcext:value-type="float">
            <text:p>1.83039397</text:p>
          </table:table-cell>
          <table:table-cell table:style-name="Default" office:value-type="float" office:value="-5.1460817" calcext:value-type="float">
            <text:p>-5.1460817</text:p>
          </table:table-cell>
          <table:table-cell table:style-name="Default" office:value-type="float" office:value="-5.644309" calcext:value-type="float">
            <text:p>-5.644309</text:p>
          </table:table-cell>
          <table:table-cell table:style-name="Default" office:value-type="float" office:value="-0.938734989" calcext:value-type="float">
            <text:p>-0.938734989</text:p>
          </table:table-cell>
          <table:table-cell table:style-name="Default" office:value-type="float" office:value="0.483260368" calcext:value-type="float">
            <text:p>0.483260368</text:p>
          </table:table-cell>
          <table:table-cell table:style-name="Default" office:value-type="float" office:value="0.404430893" calcext:value-type="float">
            <text:p>0.404430893</text:p>
          </table:table-cell>
          <table:table-cell table:style-name="Default" office:value-type="float" office:value="-0.531440872" calcext:value-type="float">
            <text:p>-0.531440872</text:p>
          </table:table-cell>
          <table:table-cell table:style-name="Default" office:value-type="float" office:value="-0.302484884" calcext:value-type="float">
            <text:p>-0.302484884</text:p>
          </table:table-cell>
          <table:table-cell table:style-name="Default" office:value-type="float" office:value="-0.621725001" calcext:value-type="float">
            <text:p>-0.621725001</text:p>
          </table:table-cell>
          <table:table-cell table:style-name="Default" office:value-type="float" office:value="-1.36793827" calcext:value-type="float">
            <text:p>-1.36793827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0.021996091" calcext:value-type="float">
            <text:p>0.02199609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number-columns-repeated="2" table:style-name="Default" office:value-type="float" office:value="1.7" calcext:value-type="float">
            <text:p>1.7</text:p>
          </table:table-cell>
          <table:table-cell table:number-columns-repeated="2" table:style-name="Default" office:value-type="float" office:value="1.5" calcext:value-type="float">
            <text:p>1.5</text:p>
          </table:table-cell>
          <table:table-cell table:style-name="Default" office:value-type="float" office:value="-5.11424764" calcext:value-type="float">
            <text:p>-5.11424764</text:p>
          </table:table-cell>
          <table:table-cell table:style-name="Default" office:value-type="float" office:value="-4.25743601" calcext:value-type="float">
            <text:p>-4.25743601</text:p>
          </table:table-cell>
          <table:table-cell table:style-name="Default" office:value-type="float" office:value="-1.16115293" calcext:value-type="float">
            <text:p>-1.16115293</text:p>
          </table:table-cell>
          <table:table-cell table:style-name="Default" office:value-type="float" office:value="0.903010818" calcext:value-type="float">
            <text:p>0.903010818</text:p>
          </table:table-cell>
          <table:table-cell table:style-name="Default" office:value-type="float" office:value="0.0306393229" calcext:value-type="float">
            <text:p>0.0306393229</text:p>
          </table:table-cell>
          <table:table-cell table:style-name="Default" office:value-type="float" office:value="-0.482727638" calcext:value-type="float">
            <text:p>-0.482727638</text:p>
          </table:table-cell>
          <table:table-cell table:style-name="Default" office:value-type="float" office:value="0.0609530095" calcext:value-type="float">
            <text:p>0.0609530095</text:p>
          </table:table-cell>
          <table:table-cell table:style-name="Default" office:value-type="float" office:value="-0.849436923" calcext:value-type="float">
            <text:p>-0.849436923</text:p>
          </table:table-cell>
          <table:table-cell table:style-name="Default" office:value-type="float" office:value="-1.4826098" calcext:value-type="float">
            <text:p>-1.4826098</text:p>
          </table:table-cell>
          <table:table-cell table:style-name="Default" office:value-type="float" office:value="0.00362483079" calcext:value-type="float">
            <text:p>0.00362483079</text:p>
          </table:table-cell>
          <table:table-cell table:style-name="Default" office:value-type="float" office:value="-0.0028236887" calcext:value-type="float">
            <text:p>-0.0028236887</text:p>
          </table:table-cell>
          <table:table-cell table:style-name="Default" office:value-type="float" office:value="0.00655194092" calcext:value-type="float">
            <text:p>0.00655194092</text:p>
          </table:table-cell>
          <table:table-cell table:style-name="Default" office:value-type="float" office:value="-0.00118076883" calcext:value-type="float">
            <text:p>-0.00118076883</text:p>
          </table:table-cell>
          <table:table-cell table:style-name="Default" office:value-type="float" office:value="0.0267103476" calcext:value-type="float">
            <text:p>0.0267103476</text:p>
          </table:table-cell>
          <table:table-cell table:style-name="Default" office:value-type="float" office:value="0.0131017125" calcext:value-type="float">
            <text:p>0.0131017125</text:p>
          </table:table-cell>
          <table:table-cell table:style-name="Default" office:value-type="float" office:value="0.0145918221" calcext:value-type="float">
            <text:p>0.0145918221</text:p>
          </table:table-cell>
          <table:table-cell table:style-name="Default" office:value-type="float" office:value="0.0112176977" calcext:value-type="float">
            <text:p>0.0112176977</text:p>
          </table:table-cell>
          <table:table-cell table:style-name="Default" office:value-type="float" office:value="0.111357163" calcext:value-type="float">
            <text:p>0.111357163</text:p>
          </table:table-cell>
          <table:table-cell table:style-name="Default" office:value-type="float" office:value="0.0325969493" calcext:value-type="float">
            <text:p>0.0325969493</text:p>
          </table:table-cell>
          <table:table-cell table:style-name="Default" office:value-type="float" office:value="-0.0555205059" calcext:value-type="float">
            <text:p>-0.0555205059</text:p>
          </table:table-cell>
          <table:table-cell table:style-name="Default" office:value-type="float" office:value="0.00616726547" calcext:value-type="float">
            <text:p>0.00616726547</text:p>
          </table:table-cell>
          <table:table-cell table:style-name="Default" office:value-type="float" office:value="-0.00461868573" calcext:value-type="float">
            <text:p>-0.00461868573</text:p>
          </table:table-cell>
          <table:table-cell table:style-name="Default" office:value-type="float" office:value="-0.00806447857" calcext:value-type="float">
            <text:p>-0.00806447857</text:p>
          </table:table-cell>
          <table:table-cell table:style-name="Default" office:value-type="float" office:value="-0.026123631" calcext:value-type="float">
            <text:p>-0.026123631</text:p>
          </table:table-cell>
          <table:table-cell table:style-name="Default" office:value-type="float" office:value="0.00156812161" calcext:value-type="float">
            <text:p>0.00156812161</text:p>
          </table:table-cell>
          <table:table-cell table:number-columns-repeated="16353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number-columns-repeated="2" table:style-name="Default" office:value-type="float" office:value="1.9" calcext:value-type="float">
            <text:p>1.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-5.08230349" calcext:value-type="float">
            <text:p>-5.08230349</text:p>
          </table:table-cell>
          <table:table-cell table:style-name="Default" office:value-type="float" office:value="-4.73602278" calcext:value-type="float">
            <text:p>-4.73602278</text:p>
          </table:table-cell>
          <table:table-cell table:style-name="Default" office:value-type="float" office:value="-1.85257187" calcext:value-type="float">
            <text:p>-1.85257187</text:p>
          </table:table-cell>
          <table:table-cell table:style-name="Default" office:value-type="float" office:value="1.1571492" calcext:value-type="float">
            <text:p>1.1571492</text:p>
          </table:table-cell>
          <table:table-cell table:style-name="Default" office:value-type="float" office:value="0.326127057" calcext:value-type="float">
            <text:p>0.326127057</text:p>
          </table:table-cell>
          <table:table-cell table:style-name="Default" office:value-type="float" office:value="-0.255746003" calcext:value-type="float">
            <text:p>-0.255746003</text:p>
          </table:table-cell>
          <table:table-cell table:style-name="Default" office:value-type="float" office:value="-0.001214522" calcext:value-type="float">
            <text:p>-0.001214522</text:p>
          </table:table-cell>
          <table:table-cell table:style-name="Default" office:value-type="float" office:value="-0.995826514" calcext:value-type="float">
            <text:p>-0.995826514</text:p>
          </table:table-cell>
          <table:table-cell table:style-name="Default" office:value-type="float" office:value="-1.21337175" calcext:value-type="float">
            <text:p>-1.21337175</text:p>
          </table:table-cell>
          <table:table-cell table:style-name="Default" office:value-type="float" office:value="0.135401332" calcext:value-type="float">
            <text:p>0.135401332</text:p>
          </table:table-cell>
          <table:table-cell table:style-name="Default" office:value-type="float" office:value="0.0587827922" calcext:value-type="float">
            <text:p>0.0587827922</text:p>
          </table:table-cell>
          <table:table-cell table:style-name="Default" office:value-type="float" office:value="0.103792048" calcext:value-type="float">
            <text:p>0.103792048</text:p>
          </table:table-cell>
          <table:table-cell table:style-name="Default" office:value-type="float" office:value="0.0281367204" calcext:value-type="float">
            <text:p>0.0281367204</text:p>
          </table:table-cell>
          <table:table-cell table:style-name="Default" office:value-type="float" office:value="0.0466004385" calcext:value-type="float">
            <text:p>0.0466004385</text:p>
          </table:table-cell>
          <table:table-cell table:style-name="Default" office:value-type="float" office:value="0.0101301826" calcext:value-type="float">
            <text:p>0.0101301826</text:p>
          </table:table-cell>
          <table:table-cell table:style-name="Default" office:value-type="float" office:value="-0.0512549289" calcext:value-type="float">
            <text:p>-0.0512549289</text:p>
          </table:table-cell>
          <table:table-cell table:style-name="Default" office:value-type="float" office:value="-0.042737146" calcext:value-type="float">
            <text:p>-0.042737146</text:p>
          </table:table-cell>
          <table:table-cell table:style-name="Default" office:value-type="float" office:value="0.112830624" calcext:value-type="float">
            <text:p>0.112830624</text:p>
          </table:table-cell>
          <table:table-cell table:style-name="Default" office:value-type="float" office:value="0.103419159" calcext:value-type="float">
            <text:p>0.103419159</text:p>
          </table:table-cell>
          <table:table-cell table:style-name="Default" office:value-type="float" office:value="-0.0962540971" calcext:value-type="float">
            <text:p>-0.0962540971</text:p>
          </table:table-cell>
          <table:table-cell table:style-name="Default" office:value-type="float" office:value="-0.022185384" calcext:value-type="float">
            <text:p>-0.022185384</text:p>
          </table:table-cell>
          <table:table-cell table:style-name="Default" office:value-type="float" office:value="0.0085214506" calcext:value-type="float">
            <text:p>0.0085214506</text:p>
          </table:table-cell>
          <table:table-cell table:style-name="Default" office:value-type="float" office:value="-0.027614027" calcext:value-type="float">
            <text:p>-0.027614027</text:p>
          </table:table-cell>
          <table:table-cell table:style-name="Default" office:value-type="float" office:value="-0.015636625" calcext:value-type="float">
            <text:p>-0.015636625</text:p>
          </table:table-cell>
          <table:table-cell table:style-name="Default" office:value-type="float" office:value="0.0583713002" calcext:value-type="float">
            <text:p>0.0583713002</text:p>
          </table:table-cell>
          <table:table-cell table:number-columns-repeated="16353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number-columns-repeated="2" table:style-name="Default" office:value-type="float" office:value="2.1" calcext:value-type="float">
            <text:p>2.1</text:p>
          </table:table-cell>
          <table:table-cell table:number-columns-repeated="2" table:style-name="Default" office:value-type="float" office:value="2.5" calcext:value-type="float">
            <text:p>2.5</text:p>
          </table:table-cell>
          <table:table-cell table:style-name="Default" office:value-type="float" office:value="-5.03452047" calcext:value-type="float">
            <text:p>-5.03452047</text:p>
          </table:table-cell>
          <table:table-cell table:style-name="Default" office:value-type="float" office:value="-0.822959678" calcext:value-type="float">
            <text:p>-0.822959678</text:p>
          </table:table-cell>
          <table:table-cell table:style-name="Default" office:value-type="float" office:value="-5.66863913" calcext:value-type="float">
            <text:p>-5.66863913</text:p>
          </table:table-cell>
          <table:table-cell table:style-name="Default" office:value-type="float" office:value="1.93156537" calcext:value-type="float">
            <text:p>1.93156537</text:p>
          </table:table-cell>
          <table:table-cell table:style-name="Default" office:value-type="float" office:value="0.614523475" calcext:value-type="float">
            <text:p>0.614523475</text:p>
          </table:table-cell>
          <table:table-cell table:style-name="Default" office:value-type="float" office:value="-0.40185035" calcext:value-type="float">
            <text:p>-0.40185035</text:p>
          </table:table-cell>
          <table:table-cell table:style-name="Default" office:value-type="float" office:value="0.82834888" calcext:value-type="float">
            <text:p>0.82834888</text:p>
          </table:table-cell>
          <table:table-cell table:style-name="Default" office:value-type="float" office:value="-1.41944181" calcext:value-type="float">
            <text:p>-1.41944181</text:p>
          </table:table-cell>
          <table:table-cell table:style-name="Default" office:value-type="float" office:value="-1.49303317" calcext:value-type="float">
            <text:p>-1.49303317</text:p>
          </table:table-cell>
          <table:table-cell table:style-name="Default" office:value-type="float" office:value="-1.0195919" calcext:value-type="float">
            <text:p>-1.0195919</text:p>
          </table:table-cell>
          <table:table-cell table:style-name="Default" office:value-type="float" office:value="-0.152848879" calcext:value-type="float">
            <text:p>-0.152848879</text:p>
          </table:table-cell>
          <table:table-cell table:style-name="Default" office:value-type="float" office:value="0.172566911" calcext:value-type="float">
            <text:p>0.172566911</text:p>
          </table:table-cell>
          <table:table-cell table:style-name="Default" office:value-type="float" office:value="0.0123221687" calcext:value-type="float">
            <text:p>0.0123221687</text:p>
          </table:table-cell>
          <table:table-cell table:style-name="Default" office:value-type="float" office:value="-1.00566414" calcext:value-type="float">
            <text:p>-1.00566414</text:p>
          </table:table-cell>
          <table:table-cell table:style-name="Default" office:value-type="float" office:value="-0.651798675" calcext:value-type="float">
            <text:p>-0.651798675</text:p>
          </table:table-cell>
          <table:table-cell table:style-name="Default" office:value-type="float" office:value="-0.55459369" calcext:value-type="float">
            <text:p>-0.55459369</text:p>
          </table:table-cell>
          <table:table-cell table:style-name="Default" office:value-type="float" office:value="0.32986543" calcext:value-type="float">
            <text:p>0.32986543</text:p>
          </table:table-cell>
          <table:table-cell table:style-name="Default" office:value-type="float" office:value="-0.145021865" calcext:value-type="float">
            <text:p>-0.145021865</text:p>
          </table:table-cell>
          <table:table-cell table:style-name="Default" office:value-type="float" office:value="0.990420811" calcext:value-type="float">
            <text:p>0.990420811</text:p>
          </table:table-cell>
          <table:table-cell table:style-name="Default" office:value-type="float" office:value="0.003414997" calcext:value-type="float">
            <text:p>0.003414997</text:p>
          </table:table-cell>
          <table:table-cell table:style-name="Default" office:value-type="float" office:value="-0.0406049402" calcext:value-type="float">
            <text:p>-0.0406049402</text:p>
          </table:table-cell>
          <table:table-cell table:style-name="Default" office:value-type="float" office:value="0.930442901" calcext:value-type="float">
            <text:p>0.930442901</text:p>
          </table:table-cell>
          <table:table-cell table:style-name="Default" office:value-type="float" office:value="0.243860719" calcext:value-type="float">
            <text:p>0.243860719</text:p>
          </table:table-cell>
          <table:table-cell table:style-name="Default" office:value-type="float" office:value="-0.037293828" calcext:value-type="float">
            <text:p>-0.037293828</text:p>
          </table:table-cell>
          <table:table-cell table:style-name="Default" office:value-type="float" office:value="0.137474019" calcext:value-type="float">
            <text:p>0.137474019</text:p>
          </table:table-cell>
          <table:table-cell table:number-columns-repeated="16353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number-columns-repeated="2" table:style-name="Default" office:value-type="float" office:value="2.3" calcext:value-type="float">
            <text:p>2.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-5.03178655" calcext:value-type="float">
            <text:p>-5.03178655</text:p>
          </table:table-cell>
          <table:table-cell table:style-name="Default" office:value-type="float" office:value="-3.76510267" calcext:value-type="float">
            <text:p>-3.76510267</text:p>
          </table:table-cell>
          <table:table-cell table:style-name="Default" office:value-type="float" office:value="-7.77131493" calcext:value-type="float">
            <text:p>-7.77131493</text:p>
          </table:table-cell>
          <table:table-cell table:style-name="Default" office:value-type="float" office:value="1.44559465" calcext:value-type="float">
            <text:p>1.44559465</text:p>
          </table:table-cell>
          <table:table-cell table:style-name="Default" office:value-type="float" office:value="0.884483425" calcext:value-type="float">
            <text:p>0.884483425</text:p>
          </table:table-cell>
          <table:table-cell table:style-name="Default" office:value-type="float" office:value="0.09732615" calcext:value-type="float">
            <text:p>0.09732615</text:p>
          </table:table-cell>
          <table:table-cell table:style-name="Default" office:value-type="float" office:value="0.922678262" calcext:value-type="float">
            <text:p>0.922678262</text:p>
          </table:table-cell>
          <table:table-cell table:style-name="Default" office:value-type="float" office:value="-0.505486549" calcext:value-type="float">
            <text:p>-0.505486549</text:p>
          </table:table-cell>
          <table:table-cell table:style-name="Default" office:value-type="float" office:value="-1.75175554" calcext:value-type="float">
            <text:p>-1.75175554</text:p>
          </table:table-cell>
          <table:table-cell table:style-name="Default" office:value-type="float" office:value="-11.9592294" calcext:value-type="float">
            <text:p>-11.9592294</text:p>
          </table:table-cell>
          <table:table-cell table:style-name="Default" office:value-type="float" office:value="-3.14187328" calcext:value-type="float">
            <text:p>-3.14187328</text:p>
          </table:table-cell>
          <table:table-cell table:style-name="Default" office:value-type="float" office:value="-1.59588592" calcext:value-type="float">
            <text:p>-1.59588592</text:p>
          </table:table-cell>
          <table:table-cell table:style-name="Default" office:value-type="float" office:value="-1.1042775" calcext:value-type="float">
            <text:p>-1.1042775</text:p>
          </table:table-cell>
          <table:table-cell table:style-name="Default" office:value-type="float" office:value="-2.83555072" calcext:value-type="float">
            <text:p>-2.83555072</text:p>
          </table:table-cell>
          <table:table-cell table:style-name="Default" office:value-type="float" office:value="-1.41483053" calcext:value-type="float">
            <text:p>-1.41483053</text:p>
          </table:table-cell>
          <table:table-cell table:style-name="Default" office:value-type="float" office:value="-4.89668832" calcext:value-type="float">
            <text:p>-4.89668832</text:p>
          </table:table-cell>
          <table:table-cell table:style-name="Default" office:value-type="float" office:value="-1.35461398" calcext:value-type="float">
            <text:p>-1.35461398</text:p>
          </table:table-cell>
          <table:table-cell table:style-name="Default" office:value-type="float" office:value="5.64521782" calcext:value-type="float">
            <text:p>5.64521782</text:p>
          </table:table-cell>
          <table:table-cell table:style-name="Default" office:value-type="float" office:value="-0.354055305" calcext:value-type="float">
            <text:p>-0.354055305</text:p>
          </table:table-cell>
          <table:table-cell table:style-name="Default" office:value-type="float" office:value="3.82300487" calcext:value-type="float">
            <text:p>3.82300487</text:p>
          </table:table-cell>
          <table:table-cell table:style-name="Default" office:value-type="float" office:value="-0.12755445" calcext:value-type="float">
            <text:p>-0.12755445</text:p>
          </table:table-cell>
          <table:table-cell table:style-name="Default" office:value-type="float" office:value="2.36056581" calcext:value-type="float">
            <text:p>2.36056581</text:p>
          </table:table-cell>
          <table:table-cell table:style-name="Default" office:value-type="float" office:value="0.572769698" calcext:value-type="float">
            <text:p>0.572769698</text:p>
          </table:table-cell>
          <table:table-cell table:style-name="Default" office:value-type="float" office:value="-0.0299306179" calcext:value-type="float">
            <text:p>-0.0299306179</text:p>
          </table:table-cell>
          <table:table-cell table:style-name="Default" office:value-type="float" office:value="-0.218783861" calcext:value-type="float">
            <text:p>-0.218783861</text:p>
          </table:table-cell>
          <table:table-cell table:number-columns-repeated="16353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number-columns-repeated="2" table:style-name="Default" office:value-type="float" office:value="1.54592984" calcext:value-type="float">
            <text:p>1.54592984</text:p>
          </table:table-cell>
          <table:table-cell table:number-columns-repeated="2" table:style-name="Default" office:value-type="float" office:value="1.83039397" calcext:value-type="float">
            <text:p>1.83039397</text:p>
          </table:table-cell>
          <table:table-cell table:style-name="Default" office:value-type="float" office:value="-5.12268575" calcext:value-type="float">
            <text:p>-5.12268575</text:p>
          </table:table-cell>
          <table:table-cell table:style-name="Default" office:value-type="float" office:value="-5.69749961" calcext:value-type="float">
            <text:p>-5.69749961</text:p>
          </table:table-cell>
          <table:table-cell table:style-name="Default" office:value-type="float" office:value="-0.953469705" calcext:value-type="float">
            <text:p>-0.953469705</text:p>
          </table:table-cell>
          <table:table-cell table:style-name="Default" office:value-type="float" office:value="0.475392426" calcext:value-type="float">
            <text:p>0.475392426</text:p>
          </table:table-cell>
          <table:table-cell table:style-name="Default" office:value-type="float" office:value="0.399019793" calcext:value-type="float">
            <text:p>0.399019793</text:p>
          </table:table-cell>
          <table:table-cell table:style-name="Default" office:value-type="float" office:value="-0.535686282" calcext:value-type="float">
            <text:p>-0.535686282</text:p>
          </table:table-cell>
          <table:table-cell table:style-name="Default" office:value-type="float" office:value="-0.324751963" calcext:value-type="float">
            <text:p>-0.324751963</text:p>
          </table:table-cell>
          <table:table-cell table:style-name="Default" office:value-type="float" office:value="-0.648172781" calcext:value-type="float">
            <text:p>-0.648172781</text:p>
          </table:table-cell>
          <table:table-cell table:style-name="Default" office:value-type="float" office:value="-1.34307736" calcext:value-type="float">
            <text:p>-1.34307736</text:p>
          </table:table-cell>
          <table:table-cell table:style-name="Default" office:value-type="float" office:value="0.0376343898" calcext:value-type="float">
            <text:p>0.0376343898</text:p>
          </table:table-cell>
          <table:table-cell table:style-name="Default" office:value-type="float" office:value="0.0185768643" calcext:value-type="float">
            <text:p>0.0185768643</text:p>
          </table:table-cell>
          <table:table-cell table:style-name="Default" office:value-type="float" office:value="0.0208685298" calcext:value-type="float">
            <text:p>0.0208685298</text:p>
          </table:table-cell>
          <table:table-cell table:style-name="Default" office:value-type="float" office:value="0.0104907424" calcext:value-type="float">
            <text:p>0.0104907424</text:p>
          </table:table-cell>
          <table:table-cell table:style-name="Default" office:value-type="float" office:value="0.0078243356" calcext:value-type="float">
            <text:p>0.0078243356</text:p>
          </table:table-cell>
          <table:table-cell table:style-name="Default" office:value-type="float" office:value="0.0189873465" calcext:value-type="float">
            <text:p>0.0189873465</text:p>
          </table:table-cell>
          <table:table-cell table:style-name="Default" office:value-type="float" office:value="-0.022233201" calcext:value-type="float">
            <text:p>-0.022233201</text:p>
          </table:table-cell>
          <table:table-cell table:style-name="Default" office:value-type="float" office:value="-0.0146786284" calcext:value-type="float">
            <text:p>-0.0146786284</text:p>
          </table:table-cell>
          <table:table-cell table:style-name="Default" office:value-type="float" office:value="0.0226506657" calcext:value-type="float">
            <text:p>0.0226506657</text:p>
          </table:table-cell>
          <table:table-cell table:style-name="Default" office:value-type="float" office:value="0.0218482111" calcext:value-type="float">
            <text:p>0.0218482111</text:p>
          </table:table-cell>
          <table:table-cell table:style-name="Default" office:value-type="float" office:value="0.00936405658" calcext:value-type="float">
            <text:p>0.00936405658</text:p>
          </table:table-cell>
          <table:table-cell table:style-name="Default" office:value-type="float" office:value="0.00713292586" calcext:value-type="float">
            <text:p>0.00713292586</text:p>
          </table:table-cell>
          <table:table-cell table:style-name="Default" office:value-type="float" office:value="-0.0113805789" calcext:value-type="float">
            <text:p>-0.0113805789</text:p>
          </table:table-cell>
          <table:table-cell table:style-name="Default" office:value-type="float" office:value="-0.0126174063" calcext:value-type="float">
            <text:p>-0.0126174063</text:p>
          </table:table-cell>
          <table:table-cell table:style-name="Default" office:value-type="float" office:value="0.000374105167" calcext:value-type="float">
            <text:p>0.000374105167</text:p>
          </table:table-cell>
          <table:table-cell table:style-name="Default" office:value-type="float" office:value="0.0298742271" calcext:value-type="float">
            <text:p>0.0298742271</text:p>
          </table:table-cell>
          <table:table-cell table:number-columns-repeated="16353"/>
        </table:table-row>
        <table:table-row table:style-name="ro1" table:number-rows-repeated="9">
          <table:table-cell/>
          <table:table-cell table:style-name="ce5"/>
          <table:table-cell table:number-columns-repeated="10"/>
          <table:table-cell table:style-name="ce7" table:number-columns-repeated="5"/>
          <table:table-cell table:number-columns-repeated="16367"/>
        </table:table-row>
        <table:table-row table:style-name="ro1">
          <table:table-cell/>
          <table:table-cell table:style-name="ce5"/>
          <table:table-cell table:number-columns-repeated="5"/>
          <table:table-cell table:style-name="ce7" table:number-columns-repeated="10"/>
          <table:table-cell table:number-columns-repeated="16367"/>
        </table:table-row>
        <table:table-row table:style-name="ro1" table:number-rows-repeated="4">
          <table:table-cell/>
          <table:table-cell table:style-name="ce5"/>
          <table:table-cell table:number-columns-repeated="10"/>
          <table:table-cell table:style-name="ce7" table:number-columns-repeated="5"/>
          <table:table-cell table:number-columns-repeated="16367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1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3:20:09.260522857</meta:creation-date>
    <dc:date>2025-05-23T13:40:42.598366609</dc:date>
    <meta:editing-duration>PT20M30S</meta:editing-duration>
    <meta:editing-cycles>7</meta:editing-cycles>
    <meta:generator>LibreOffice/24.2.7.2$Linux_X86_64 LibreOffice_project/420$Build-2</meta:generator>
    <meta:document-statistic meta:table-count="2" meta:cell-count="960" meta:object-count="0"/>
  </office:meta>
</office:document-meta>
</file>